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67e1" officeooo:paragraph-rsid="000c67e1"/>
    </style:style>
    <style:style style:name="P2" style:family="paragraph" style:parent-style-name="Heading_20_1">
      <style:text-properties officeooo:paragraph-rsid="000c67e1"/>
    </style:style>
    <style:style style:name="T1" style:family="text">
      <style:text-properties officeooo:rsid="000b51c4"/>
    </style:style>
    <style:style style:name="T2" style:family="text">
      <style:text-properties officeooo:rsid="000c67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SE MANAGER</text:p>
      <text:p text:style-name="P1">Casos de uso</text:p>
      <text:p text:style-name="Text_20_body"/>
      <text:h text:style-name="P2" text:outline-level="1"><text:span text:style-name="T1">1. Atores</text:span></text:h>
      <text:p text:style-name="Text_20_body">Administrador</text:p>
      <text:h text:style-name="Heading_20_1" text:outline-level="1">2. <text:span text:style-name="T2">Casos de uso</text:span></text:h>
      <text:p text:style-name="Text_20_body">UC01. Realizar matrícula</text:p>
      <text:p text:style-name="Text_20_body">UC02. Cancelar matrícula</text:p>
      <text:p text:style-name="Text_20_body">UC03. Registrar pagamento</text:p>
      <text:p text:style-name="Text_20_body">UC04. Visualizar pagamentos</text:p>
      <text:p text:style-name="Text_20_body">UC05. Manter aluno</text:p>
      <text:p text:style-name="Text_20_body">UC06. Manter professor</text:p>
      <text:p text:style-name="Text_20_body">UC07. Manter cur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0b51c4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officeooo:rsid="000b51c4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27:26.509712998</meta:creation-date>
    <dc:date>2020-04-18T15:35:24.196912824</dc:date>
    <meta:editing-duration>PT7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3" meta:character-count="221" meta:non-whitespace-character-count="200"/>
  </office:meta>
</office:document-meta>
</file>